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3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3">
      <style:text-properties fo:font-weight="normal" style:font-weight-asian="normal" style:font-weight-complex="normal"/>
    </style:style>
    <style:style style:name="ce20" style:family="table-cell" style:parent-style-name="Default" style:data-style-name="N123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3"/>
    <style:style style:name="ce114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3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3">
      <style:table-cell-properties fo:background-color="transparent"/>
    </style:style>
    <style:style style:name="ce45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3">
      <style:text-properties fo:font-style="italic" style:font-style-asian="italic" style:font-style-complex="italic"/>
    </style:style>
    <style:style style:name="ce150" style:family="table-cell" style:parent-style-name="Default" style:data-style-name="N123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3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10A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4"/>
          <table:table-cell table:style-name="ce16" table:formula="of:=AVERAGE([.G15]; [.I15];[.K15];[.M15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Del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6" table:formula="of:=AVERAGE([.G16]; [.I16];[.K16];[.M16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4"/>
          <table:table-cell table:style-name="ce16" table:formula="of:=AVERAGE([.G17]; [.I17];[.K17];[.M17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Nad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4"/>
          <table:table-cell table:style-name="ce16" table:formula="of:=AVERAGE([.G18]; [.I18];[.K18];[.M18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4"/>
          <table:table-cell table:style-name="ce16" table:formula="of:=AVERAGE([.G19]; [.I19];[.K19];[.M19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Victor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74"/>
          <table:table-cell table:style-name="ce16" table:formula="of:=AVERAGE([.G20]; [.I20];[.K20];[.M20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u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72" office:value-type="string" calcext:value-type="string">
            <text:p>Rodrigo</text:p>
          </table:table-cell>
          <table:table-cell table:style-name="ce93"/>
          <table:table-cell table:style-name="ce16" table:formula="of:=AVERAGE([.G21]; [.I21];[.K21];[.M21])" office:value-type="string" office:string-value="" calcext:value-type="error">
            <text:p>#DIV/0!</text:p>
          </table:table-cell>
          <table:table-cell table:style-name="ce119"/>
          <table:table-cell table:style-name="ce104"/>
          <table:table-cell table:style-name="ce135"/>
          <table:table-cell table:style-name="ce104"/>
          <table:table-cell table:style-name="ce38"/>
          <table:table-cell table:style-name="ce104"/>
          <table:table-cell table:style-name="ce135"/>
          <table:table-cell table:style-name="ce50"/>
          <table:table-cell/>
          <table:table-cell table:style-name="ce72" office:value-type="string" calcext:value-type="string">
            <text:p>Rodrigo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EJIA LOPEZ PAOLA ADRIANA</text:p>
          </table:table-cell>
          <table:table-cell table:style-name="ce71" office:value-type="string" calcext:value-type="string">
            <text:p>Paola</text:p>
          </table:table-cell>
          <table:table-cell/>
          <table:table-cell table:style-name="ce16" table:formula="of:=AVERAGE([.G22]; [.I22];[.K22];[.M22])" office:value-type="string" office:string-value="" calcext:value-type="error">
            <text:p>#DIV/0!</text:p>
          </table:table-cell>
          <table:table-cell table:style-name="ce113"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Pao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4"/>
          <table:table-cell table:style-name="ce16" table:formula="of:=AVERAGE([.G23]; [.I23];[.K23];[.M23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Pa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4"/>
          <table:table-cell table:style-name="ce16" table:formula="of:=AVERAGE([.G24]; [.I24];[.K24];[.M24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Javi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4"/>
          <table:table-cell table:style-name="ce16" table:formula="of:=AVERAGE([.G25]; [.I25];[.K25];[.M25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Xime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4"/>
          <table:table-cell table:style-name="ce16" table:formula="of:=AVERAGE([.G26]; [.I26];[.K26];[.M26])" office:value-type="string" office:string-value="" calcext:value-type="error">
            <text:p>#DIV/0!</text:p>
          </table:table-cell>
          <table:table-cell/>
          <table:table-cell table:style-name="ce104"/>
          <table:table-cell table:style-name="ce135"/>
          <table:table-cell table:style-name="ce104"/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Jare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 table:number-rows-repeated="2">
          <table:table-cell/>
          <table:table-cell table:style-name="ce67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3">
          <table:table-cell table:number-columns-repeated="896"/>
        </table:table-row>
        <table:table-row table:style-name="ro13" table:number-rows-repeated="5">
          <table:table-cell table:number-columns-repeated="896"/>
        </table:table-row>
        <table:table-row table:style-name="ro13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9T20:29:57.947396054</dc:date>
    <meta:editing-duration>P2DT19H29M4S</meta:editing-duration>
    <meta:editing-cycles>549</meta:editing-cycles>
    <meta:generator>LibreOffice/7.3.7.2$Linux_X86_64 LibreOffice_project/30$Build-2</meta:generator>
    <meta:print-date>2025-04-27T20:36:00.263830672</meta:print-date>
    <meta:document-statistic meta:table-count="1" meta:cell-count="77" meta:object-count="0"/>
  </office:meta>
</office:document-meta>
</file>